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8D6966C57C9AE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804cm" draw:z-index="0"><draw:image xlink:href="Pictures/10000201000005560000030078D6966C57C9AE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09:13:46.104809353</meta:creation-date>
    <dc:date>2025-07-17T09:18:03.088591953</dc:date>
    <meta:editing-duration>PT4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